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965in"/>
    </style:style>
    <style:style style:name="co4" style:family="table-column">
      <style:table-column-properties fo:break-before="auto" style:column-width="2.2563in"/>
    </style:style>
    <style:style style:name="co5" style:family="table-column">
      <style:table-column-properties fo:break-before="auto" style:column-width="2.9327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1.1693in"/>
    </style:style>
    <style:style style:name="co9" style:family="table-column">
      <style:table-column-properties fo:break-before="auto" style:column-width="1.0528in"/>
    </style:style>
    <style:style style:name="co10" style:family="table-column">
      <style:table-column-properties fo:break-before="auto" style:column-width="1.2193in"/>
    </style:style>
    <style:style style:name="co11" style:family="table-column">
      <style:table-column-properties fo:break-before="auto" style:column-width="1.6209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4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Impor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$/l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rance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apple1.jpeg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/l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beans1.jpg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$/l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pain 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Oranges.jpg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$/l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sta Ric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banana1.jpg</text:p>
          </table:table-cell>
        </table:table-row>
        <table:table-row table:style-name="ro1">
          <table:table-cell office:value-type="string" calcext:value-type="string">
            <text:p>bulk nuts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$/l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rgentina, Brazil and 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nuts1.jpg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$/l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googleapis.com/xpro-images/cabbage1.jpeg</text:p>
          </table:table-cell>
        </table:table-row>
      </table:table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roduct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_unit</text:p>
          </table:table-cell>
          <table:table-cell office:value-type="string" calcext:value-type="string">
            <text:p>Instock</text:p>
          </table:table-cell>
          <table:table-cell office:value-type="string" calcext:value-type="string">
            <text:p>Instock_unit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ImageUrl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$/l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rance</text:p>
          </table:table-cell>
          <table:table-cell table:formula="of:=NOW()" office:value-type="date" office:date-value="2021-07-12T11:51:02.38" calcext:value-type="date">
            <text:p>07/12/21 11:51 AM</text:p>
          </table:table-cell>
          <table:table-cell office:value-type="date" office:date-value="2021-07-07T13:58:00" calcext:value-type="date">
            <text:p>07/07/21 01:58 PM</text:p>
          </table:table-cell>
          <table:table-cell office:value-type="string" calcext:value-type="string">
            <text:p><text:a xlink:href="https://storage.cloud.google.com/xpro-images/apple1.jpeg" xlink:type="simple">https://storage.cloud.google.com/xpro-images/apple1.jpeg</text:a>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/l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beans1.jpg</text:p>
          </table:table-cell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$/l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pain 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Oranges.jpg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$/l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sta Ric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banana1.jpg</text:p>
          </table:table-cell>
        </table:table-row>
        <table:table-row table:style-name="ro1">
          <table:table-cell office:value-type="string" calcext:value-type="string">
            <text:p>bulk nuts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$/l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rgentina, Brazil and 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<text:a xlink:href="https://storage.cloud.google.com/xpro-images/nuts1.jpg" xlink:type="simple">https://storage.cloud.google.com/xpro-images/nuts1.jpg</text:a>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$/l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cabbage1.jpeg</text:p>
          </table:table-cell>
        </table:table-row>
      </table:table>
      <table:table table:name="Schem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ProductName 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Price_unit </text:p>
          </table:table-cell>
          <table:table-cell office:value-type="string" calcext:value-type="string">
            <text:p>Instock </text:p>
          </table:table-cell>
          <table:table-cell office:value-type="string" calcext:value-type="string">
            <text:p>Instock_unit </text:p>
          </table:table-cell>
          <table:table-cell office:value-type="string" calcext:value-type="string">
            <text:p>Country </text:p>
          </table:table-cell>
          <table:table-cell office:value-type="string" calcext:value-type="string">
            <text:p>Created_at </text:p>
          </table:table-cell>
          <table:table-cell office:value-type="string" calcext:value-type="string">
            <text:p>Updated_at </text:p>
          </table:table-cell>
          <table:table-cell office:value-type="string" calcext:value-type="string">
            <text:p>ImageUrl </text:p>
          </table:table-cell>
          <table:table-cell office:value-type="string" calcext:value-type="string">
            <text:p>entryID</text:p>
          </table:table-cell>
          <table:table-cell office:value-type="string" calcext:value-type="string">
            <text:p>PRIMARY KEY(entryID));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$/l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rance</text:p>
          </table:table-cell>
          <table:table-cell table:style-name="ce1" table:formula="of:=NOW()" office:value-type="date" office:date-value="2021-07-12T11:51:02.41" calcext:value-type="date">
            <text:p>07/12/21 11:51 AM</text:p>
          </table:table-cell>
          <table:table-cell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<text:a xlink:href="https://storage.cloud.google.com/xpro-images/apple1.jpeg" xlink:type="simple">https://storage.cloud.google.com/xpro-images/apple1.jpe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/l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beans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$/l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pain </text:p>
          </table:table-cell>
          <table:table-cell table:number-columns-repeated="2"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Orang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$/l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sta Rica</text:p>
          </table:table-cell>
          <table:table-cell table:number-columns-repeated="2"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banana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nuts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$/l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rgentina, Brazil and USA</text:p>
          </table:table-cell>
          <table:table-cell table:number-columns-repeated="2"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<text:a xlink:href="https://storage.cloud.google.com/xpro-images/nuts1.jpg" xlink:type="simple">https://storage.cloud.google.com/xpro-images/nuts1.jp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$/l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SA</text:p>
          </table:table-cell>
          <table:table-cell table:number-columns-repeated="2" table:style-name="ce1" office:value-type="date" office:date-value="2021-07-07T13:58:00" calcext:value-type="date">
            <text:p>07/07/21 01:58 PM</text:p>
          </table:table-cell>
          <table:table-cell office:value-type="string" calcext:value-type="string">
            <text:p>https://storage.cloud.google.com/xpro-images/cabbage1.jp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CHAR(255)</text:p>
          </table:table-cell>
          <table:table-cell office:value-type="string" calcext:value-type="string">
            <text:p>DOUBLE(10, 2)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100)</text:p>
          </table:table-cell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INT NOT NULL AUTO_INCREMENT</text:p>
          </table:table-cell>
          <table:table-cell/>
        </table:table-row>
        <table:table-row table:style-name="ro1">
          <table:table-cell table:number-columns-repeated="10" office:value-type="string" calcext:value-type="string">
            <text:p>,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COM.MICROSOFT.CONCAT([.A1];[.A8];[.A9])" office:value-type="string" office:string-value="(ProductName VARCHAR(255), " calcext:value-type="string">
            <text:p>(ProductName VARCHAR(255), </text:p>
          </table:table-cell>
          <table:table-cell table:formula="of:=COM.MICROSOFT.CONCAT([.B1];[.B8];[.B9])" office:value-type="string" office:string-value="Price DOUBLE(10, 2), " calcext:value-type="string">
            <text:p>Price DOUBLE(10, 2), </text:p>
          </table:table-cell>
          <table:table-cell table:formula="of:=COM.MICROSOFT.CONCAT([.C1];[.C8];[.C9])" office:value-type="string" office:string-value="Price_unit VARCHAR(20), " calcext:value-type="string">
            <text:p>Price_unit VARCHAR(20), </text:p>
          </table:table-cell>
          <table:table-cell table:formula="of:=COM.MICROSOFT.CONCAT([.D1];[.D8];[.D9])" office:value-type="string" office:string-value="Instock INT(10), " calcext:value-type="string">
            <text:p>Instock INT(10), </text:p>
          </table:table-cell>
          <table:table-cell table:formula="of:=COM.MICROSOFT.CONCAT([.E1];[.E8];[.E9])" office:value-type="string" office:string-value="Instock_unit VARCHAR(20), " calcext:value-type="string">
            <text:p>Instock_unit VARCHAR(20), </text:p>
          </table:table-cell>
          <table:table-cell table:formula="of:=COM.MICROSOFT.CONCAT([.F1];[.F8];[.F9])" office:value-type="string" office:string-value="Country VARCHAR(100), " calcext:value-type="string">
            <text:p>Country VARCHAR(100), </text:p>
          </table:table-cell>
          <table:table-cell table:formula="of:=COM.MICROSOFT.CONCAT([.G1];[.G8];[.G9])" office:value-type="string" office:string-value="Created_at DATETIME, " calcext:value-type="string">
            <text:p>Created_at DATETIME, </text:p>
          </table:table-cell>
          <table:table-cell table:formula="of:=COM.MICROSOFT.CONCAT([.H1];[.H8];[.H9])" office:value-type="string" office:string-value="Updated_at DATETIME, " calcext:value-type="string">
            <text:p>Updated_at DATETIME, </text:p>
          </table:table-cell>
          <table:table-cell table:formula="of:=COM.MICROSOFT.CONCAT([.I1];[.I8];[.I9])" office:value-type="string" office:string-value="ImageUrl VARCHAR(255), " calcext:value-type="string">
            <text:p>ImageUrl VARCHAR(255), </text:p>
          </table:table-cell>
          <table:table-cell table:formula="of:=COM.MICROSOFT.CONCAT([.J1];[.J8];[.J9])" office:value-type="string" office:string-value="entryIDINT NOT NULL AUTO_INCREMENT, " calcext:value-type="string">
            <text:p>entryIDINT NOT NULL AUTO_INCREMENT, </text:p>
          </table:table-cell>
          <table:table-cell table:formula="of:=COM.MICROSOFT.CONCAT([.K1];[.K8];[.K9])" office:value-type="string" office:string-value="PRIMARY KEY(entryID));" calcext:value-type="string">
            <text:p>PRIMARY KEY(entryID));</text:p>
          </table:table-cell>
        </table:table-row>
        <table:table-row table:style-name="ro1">
          <table:table-cell office:value-type="string" calcext:value-type="string">
            <text:p>CREATE TABLE inventory1 </text:p>
          </table:table-cell>
          <table:table-cell table:number-columns-repeated="10"/>
        </table:table-row>
        <table:table-row table:style-name="ro1">
          <table:table-cell table:formula="of:=COM.MICROSOFT.CONCAT([.A11:.L11])" office:value-type="string" office:string-value="(ProductName VARCHAR(255), Price DOUBLE(10, 2), Price_unit VARCHAR(20), Instock INT(10), Instock_unit VARCHAR(20), Country VARCHAR(100), Created_at DATETIME, Updated_at DATETIME, ImageUrl VARCHAR(255), entryIDINT NOT NULL AUTO_INCREMENT, PRIMARY KEY(entryID));" calcext:value-type="string">
            <text:p>(ProductName VARCHAR(255), Price DOUBLE(10, 2), Price_unit VARCHAR(20), Instock INT(10), Instock_unit VARCHAR(20), Country VARCHAR(100), Created_at DATETIME, Updated_at DATETIME, ImageUrl VARCHAR(255), entryIDINT NOT NULL AUTO_INCREMENT, PRIMARY KEY(entryID));</text:p>
          </table:table-cell>
          <table:table-cell table:number-columns-repeated="10"/>
        </table:table-row>
        <table:table-row table:style-name="ro1">
          <table:table-cell table:formula="of:=COM.MICROSOFT.CONCAT([.A12];[.A13])" office:value-type="string" office:string-value="CREATE TABLE inventory1 (ProductName VARCHAR(255), Price DOUBLE(10, 2), Price_unit VARCHAR(20), Instock INT(10), Instock_unit VARCHAR(20), Country VARCHAR(100), Created_at DATETIME, Updated_at DATETIME, ImageUrl VARCHAR(255), entryIDINT NOT NULL AUTO_INCREMENT, PRIMARY KEY(entryID));" calcext:value-type="string">
            <text:p>CREATE TABLE inventory1 (ProductName VARCHAR(255), Price DOUBLE(10, 2), Price_unit VARCHAR(20), Instock INT(10), Instock_unit VARCHAR(20), Country VARCHAR(100), Created_at DATETIME, Updated_at DATETIME, ImageUrl VARCHAR(255), entryIDINT NOT NULL AUTO_INCREMENT, PRIMARY KEY(entryID)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REATE TABLE inventory1 (ProductName VARCHAR(255), Price DOUBLE(10, 2), Price_unit VARCHAR(20), Instock INT(10), Instock_unit VARCHAR(20), Country VARCHAR(100), Created_at DATETIME, Updated_at DATETIME, ImageUrl VARCHAR(255), entryIDINT NOT NULL AUTO_INCREMENT, PRIMARY KEY(entryID));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CREATE TABLE inventory1 (ProductName VARCHAR(255), content VARCHAR(255), entryID INT NOT NULL AUTO_INCREMENT, PRIMARY KEY(entryID));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1:49:01.17756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3:23:02.977059560</meta:creation-date>
    <dc:date>2021-07-12T11:51:02.248651216</dc:date>
    <meta:editing-duration>PT33M57S</meta:editing-duration>
    <meta:editing-cycles>9</meta:editing-cycles>
    <meta:generator>LibreOffice/7.0.6.2$Linux_X86_64 LibreOffice_project/00$Build-2</meta:generator>
    <meta:document-statistic meta:table-count="3" meta:cell-count="218" meta:object-count="0"/>
  </office:meta>
</office:document-meta>
</file>